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f325" officeooo:paragraph-rsid="0003f325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3f325" officeooo:paragraph-rsid="0003f325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03f325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7f33d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9d87f"/>
    </style:style>
    <style:style style:name="T1" style:family="text">
      <style:text-properties officeooo:rsid="0003f325"/>
    </style:style>
    <style:style style:name="T2" style:family="text">
      <style:text-properties officeooo:rsid="00059ac2"/>
    </style:style>
    <style:style style:name="T3" style:family="text">
      <style:text-properties officeooo:rsid="00076b6b"/>
    </style:style>
    <style:style style:name="T4" style:family="text">
      <style:text-properties officeooo:rsid="0007f33d"/>
    </style:style>
    <style:style style:name="T5" style:family="text">
      <style:text-properties officeooo:rsid="0009d87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данном пакете вы найдете:</text:p>
      <text:list xml:id="list75322360" text:style-name="L1">
        <text:list-item>
          <text:p text:style-name="P4"><text:span text:style-name="T5">Wapstart P</text:span><text:span text:style-name="T1">lus1 </text:span><text:span text:style-name="T5">SDK </text:span><text:span text:style-name="T1">для показа баннеров (/</text:span><text:span text:style-name="T4">WapPlusSDK</text:span><text:span text:style-name="T1">/</text:span><text:span text:style-name="T4">SDK</text:span><text:span text:style-name="T1">/):</text:span></text:p>
          <text:list>
            <text:list-item>
              <text:p text:style-name="P2">/resources — каталог с ресурсами;</text:p>
            </text:list-item>
            <text:list-item>
              <text:p text:style-name="P2">/src/ — исходный код.</text:p>
            </text:list-item>
          </text:list>
        </text:list-item>
        <text:list-item>
          <text:p text:style-name="P5"><text:span text:style-name="T2">Т</text:span><text:span text:style-name="T1">естовое приложение (/</text:span><text:span text:style-name="T4">WapPlusSDK</text:span><text:span text:style-name="T1">/</text:span><text:span text:style-name="T5">WapPlusDemo/</text:span><text:span text:style-name="T1">).</text:span></text:p>
        </text:list-item>
        <text:list-item>
          <text:p text:style-name="P3"><text:span text:style-name="T2">С</text:span><text:span text:style-name="T1">пецификацию на подключение к ротатору и разбор ответа: spec.pdf.</text:span></text:p>
        </text:list-item>
        <text:list-item>
          <text:p text:style-name="P3"><text:span text:style-name="T2">А</text:span><text:span text:style-name="T1">вторские комментарии и инструкцию по работе: </text:span><text:span text:style-name="T3">manual</text:span><text:span text:style-name="T1">.pdf</text:span><text:span text:style-name="T2">.</text:span></text:p>
        </text:list-item>
        <text:list-item>
          <text:p text:style-name="P3"><text:span text:style-name="T2">И</text:span><text:span text:style-name="T1">сходные коды распространяются под лицензией bsd (as is).</text:span></text:p>
          <text:p text:style-name="P3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2T13:35:13</meta:creation-date>
    <dc:date>2010-10-13T12:40:15</dc:date>
    <meta:editing-duration>PT00H13M55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1" meta:paragraph-count="8" meta:word-count="55" meta:character-count="372"/>
  </office:meta>
</office:document-meta>
</file>